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9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y_20_of_20_LeetCode_20_Tests_20_RQ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y of LeetCode Tests RQ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longestSubstring1</text:p>
          </table:table-cell>
          <table:table-cell table:style-name="ce1" office:value-type="string" calcext:value-type="string">
            <text:p>reverseInteger2</text:p>
          </table:table-cell>
          <table:table-cell table:style-name="ce1" office:value-type="string" calcext:value-type="string">
            <text:p>containerWithMostWater3</text:p>
          </table:table-cell>
          <table:table-cell table:style-name="ce1" office:value-type="string" calcext:value-type="string">
            <text:p>3sumClosest5</text:p>
          </table:table-cell>
          <table:table-cell table:style-name="ce1" office:value-type="string" calcext:value-type="string">
            <text:p>maxProductSubarray17</text:p>
          </table:table-cell>
          <table:table-cell table:style-name="ce3" office:value-type="string" calcext:value-type="string">
            <text:p>minRotatedSortedArray18</text:p>
          </table:table-cell>
          <table:table-cell table:style-name="ce3" office:value-type="string" calcext:value-type="string">
            <text:p>LongestConsecutive21</text:p>
          </table:table-cell>
          <table:table-cell table:style-name="ce3" office:value-type="string" calcext:value-type="string">
            <text:p>countPrimes23</text:p>
          </table:table-cell>
          <table:table-cell table:style-name="ce3" office:value-type="string" calcext:value-type="string">
            <text:p>kthLargestElements24</text:p>
          </table:table-cell>
          <table:table-cell table:style-name="ce3" office:value-type="string" calcext:value-type="string">
            <text:p>rectangleArea27</text:p>
          </table:table-cell>
          <table:table-cell table:style-name="ce3" office:value-type="string" calcext:value-type="string">
            <text:p>superUglyNumber2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2/87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4" office:value-type="string" calcext:value-type="string">
            <text:p>9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Runtime Error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0/87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4" office:value-type="string" calcext:value-type="string">
            <text:p>Runtime Error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0/87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5" office:value-type="string" calcext:value-type="string">
            <text:p>3080/3080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5" office:value-type="string" calcext:value-type="string">
            <text:p>150/150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5" office:value-type="string" calcext:value-type="string">
            <text:p>41/41</text:p>
          </table:table-cell>
          <table:table-cell table:style-name="ce6" office:value-type="string" calcext:value-type="string">
            <text:p>1611 / 3080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3080/3080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74/74</text:p>
          </table:table-cell>
          <table:table-cell table:style-name="ce5" office:value-type="string" calcext:value-type="string">
            <text:p>66/66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3080/3080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5" office:value-type="string" calcext:value-type="string">
            <text:p>3080/3080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py of LeetCode Tests RQ1'.L2:'Copy of LeetCode Tests RQ1'.L16">
            <calcext:color-scale>
              <calcext:color-scale-entry calcext:value="0" calcext:type="minimum" calcext:color="#5b0f00"/>
              <calcext:color-scale-entry calcext:value="0" calcext:type="maximum" calcext:color="#e6b8a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LeetCode_20_Tests_20_RQ1" style:display-name="PageStyle_Copy of LeetCode Tests RQ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2" meta:object-count="0"/>
    <meta:generator>LibreOfficeDev/6.0.5.2$Linux_X86_64 LibreOffice_project/</meta:generator>
  </office:meta>
</office:document-meta>
</file>